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2072FA532359923FB5.png" manifest:media-type="image/png"/>
  <manifest:file-entry manifest:full-path="Pictures/100002010000026D00000187205C64C0A30ACF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굴림2" svg:font-family="굴림" style:font-family-generic="modern" style:font-pitch="variable"/>
    <style:font-face style:name="맑은 고딕" svg:font-family="'맑은 고딕'" style:font-family-generic="moder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solid" svg:stroke-width="0.026cm" svg:stroke-color="#a6a6a6" draw:stroke-linejoin="miter" svg:stroke-linecap="square" draw:fill="solid" draw:fill-color="#f2f2f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18cm" svg:stroke-color="#7f7f7f" draw:stroke-linejoin="miter" svg:stroke-linecap="square" draw:fill="solid" draw:fill-color="#d9d9d9" draw:textarea-horizontal-align="justify" draw:textarea-vertical-align="top" draw:auto-grow-height="false" fo:min-height="6.272cm" fo:min-width="9.786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18cm" svg:stroke-color="#7f7f7f" draw:stroke-linejoin="miter" svg:stroke-linecap="square" draw:fill="solid" draw:fill-color="#bfbfbf" draw:textarea-horizontal-align="justify" draw:textarea-vertical-align="top" draw:auto-grow-height="false" fo:min-height="5.758cm" fo:min-width="9.3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18cm" svg:stroke-color="#7f7f7f" draw:stroke-linejoin="miter" svg:stroke-linecap="square" draw:fill="solid" draw:fill-color="#ffffff" draw:textarea-horizontal-align="justify" draw:textarea-vertical-align="middle" draw:auto-grow-height="false" fo:min-height="1.523cm" fo:min-width="2.475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a6a6a6" draw:stroke-linejoin="miter" svg:stroke-linecap="square" draw:fill="solid" draw:fill-color="#f2f2f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18cm" svg:stroke-color="#7f7f7f" draw:stroke-linejoin="miter" svg:stroke-linecap="square" draw:fill="solid" draw:fill-color="#f2dcdb" draw:textarea-horizontal-align="justify" draw:textarea-vertical-align="middle" draw:auto-grow-height="false" fo:min-height="0.812cm" fo:min-width="1.64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dash" draw:stroke-dash="Dashed_20__28_var_29__20_2" svg:stroke-width="0.035cm" svg:stroke-color="#c00000" draw:marker-end="Arrowhead_20_87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dash" draw:stroke-dash="Dashed_20__28_var_29__20_2" svg:stroke-width="0.035cm" svg:stroke-color="#0070c0" draw:marker-end="Arrowhead_20_9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>
      <style:graphic-properties draw:stroke="solid" svg:stroke-width="0.018cm" svg:stroke-color="#7f7f7f" draw:stroke-linejoin="miter" svg:stroke-linecap="square" draw:fill="none" draw:fill-color="#ffffff" draw:textarea-horizontal-align="justify" draw:textarea-vertical-align="top" draw:auto-grow-height="false" fo:min-height="1.186cm" fo:min-width="2.033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18cm" svg:stroke-color="#7f7f7f" draw:stroke-linejoin="miter" svg:stroke-linecap="square" draw:fill="solid" draw:fill-color="#ffffff" draw:textarea-horizontal-align="justify" draw:textarea-vertical-align="middle" draw:auto-grow-height="false" fo:min-height="1.657cm" fo:min-width="2.186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18cm" svg:stroke-color="#7f7f7f" draw:stroke-linejoin="miter" svg:stroke-linecap="square" draw:fill="solid" draw:fill-color="#ffffff" draw:textarea-horizontal-align="justify" draw:textarea-vertical-align="middle" draw:auto-grow-height="false" fo:min-height="0.893cm" fo:min-width="3.46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70c0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solid" draw:fill-color="#d9d9d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106cm" svg:stroke-color="#0070c0" draw:marker-start="Arrowhead_20_93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018cm" svg:stroke-color="#7f7f7f" draw:stroke-linejoin="miter" svg:stroke-linecap="square" draw:fill="solid" draw:fill-color="#dce6f2" draw:textarea-horizontal-align="justify" draw:textarea-vertical-align="middle" draw:auto-grow-height="false" fo:min-height="0.817cm" fo:min-width="1.61cm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stroke="solid" svg:stroke-width="0.106cm" svg:stroke-color="#e46c0a" draw:marker-start="Arrowhead_20_98" draw:marker-start-width="0.318cm" draw:marker-start-center="false" draw:marker-end="Arrowhead_20_9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018cm" svg:stroke-color="#7f7f7f" draw:stroke-linejoin="miter" svg:stroke-linecap="square" draw:fill="solid" draw:fill-color="#d9d9d9" draw:textarea-horizontal-align="justify" draw:textarea-vertical-align="top" draw:auto-grow-height="false" fo:min-height="6.273cm" fo:min-width="9.786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18cm" svg:stroke-color="#7f7f7f" draw:stroke-linejoin="miter" svg:stroke-linecap="square" draw:fill="solid" draw:fill-color="#ffffff" draw:textarea-horizontal-align="justify" draw:textarea-vertical-align="middle" draw:auto-grow-height="false" fo:min-height="1.523cm" fo:min-width="2.144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18cm" svg:stroke-color="#7f7f7f" draw:stroke-linejoin="miter" svg:stroke-linecap="square" draw:fill="solid" draw:fill-color="#f2dcdb" draw:textarea-horizontal-align="justify" draw:textarea-vertical-align="middle" draw:auto-grow-height="false" fo:min-height="0.813cm" fo:min-width="1.63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solid" svg:stroke-width="0.018cm" svg:stroke-color="#7f7f7f" draw:stroke-linejoin="miter" svg:stroke-linecap="square" draw:fill="solid" draw:fill-color="#c6d9f1" draw:textarea-horizontal-align="justify" draw:textarea-vertical-align="middle" draw:auto-grow-height="false" fo:min-height="0.817cm" fo:min-width="1.61cm" fo:padding-top="0cm" fo:padding-bottom="0cm" fo:padding-left="0cm" fo:padding-right="0cm" fo:wrap-option="wrap" draw:shadow-color="#808080"/>
    </style:style>
    <style:style style:name="gr26" style:family="graphic" style:parent-style-name="standard">
      <style:graphic-properties draw:stroke="solid" svg:stroke-width="0.018cm" svg:stroke-color="#7f7f7f" draw:stroke-linejoin="miter" svg:stroke-linecap="square" draw:fill="solid" draw:fill-color="#ffffff" draw:textarea-horizontal-align="justify" draw:textarea-vertical-align="middle" draw:auto-grow-height="false" fo:min-height="1.657cm" fo:min-width="2.817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dash" draw:stroke-dash="Dashed_20__28_var_29__20_2" svg:stroke-width="0.035cm" svg:stroke-color="#c00000" draw:marker-end="Arrowhead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" style:family="graphic" style:parent-style-name="standard">
      <style:graphic-properties draw:stroke="dash" draw:stroke-dash="Dashed_20__28_var_29__20_2" svg:stroke-width="0.035cm" svg:stroke-color="#0070c0" draw:marker-end="Arrowhead_20_10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9" style:family="graphic" style:parent-style-name="standard">
      <style:graphic-properties draw:stroke="solid" svg:stroke-width="0.106cm" svg:stroke-color="#e46c0a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106cm" svg:stroke-color="#e46c0a" draw:marker-start="Arrowhead_20_108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dash" draw:stroke-dash="Dashed_20__28_var_29__20_1" svg:stroke-width="0.106cm" svg:stroke-color="#00b050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18cm" svg:stroke-color="#7f7f7f" draw:stroke-linejoin="miter" svg:stroke-linecap="square" draw:fill="solid" draw:fill-color="#ffffff" draw:textarea-horizontal-align="justify" draw:textarea-vertical-align="middle" draw:auto-grow-height="false" fo:min-height="4.679cm" fo:min-width="6.029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none" fo:min-height="0.991cm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제목1-title">
      <style:graphic-properties draw:stroke="none" draw:fill="solid" draw:fill-color="#ffffff" draw:textarea-horizontal-align="justify" draw:textarea-vertical-align="top" draw:auto-grow-height="false" draw:auto-grow-width="false" fo:min-height="0.802cm" fo:min-width="0cm" fo:padding-top="0.1cm" fo:padding-bottom="0.1cm" fo:padding-left="0.2cm" fo:padding-right="0cm" fo:wrap-option="wrap" draw:shadow-color="#808080"/>
    </style:style>
    <style:style style:name="pr2" style:family="presentation" style:parent-style-name="제목1-outline1">
      <style:graphic-properties draw:stroke="solid" svg:stroke-width="0.009cm" svg:stroke-color="#9bbb59" draw:stroke-linejoin="miter" svg:stroke-linecap="square" draw:fill="solid" draw:fill-color="#77933c" draw:textarea-horizontal-align="justify" draw:textarea-vertical-align="middle" draw:auto-grow-height="false" draw:auto-grow-width="false" draw:fit-to-size="shrink-to-fit" style:shrink-to-fit="true" fo:min-height="1.002cm" fo:min-width="0cm" fo:padding-top="0cm" fo:padding-bottom="0cm" fo:padding-left="0cm" fo:padding-right="0cm" fo:wrap-option="wrap" draw:shadow-color="#808080"/>
    </style:style>
    <style:style style:name="pr3" style:family="presentation" style:parent-style-name="제목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0.857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제목1-notes">
      <style:graphic-properties draw:fill-color="#ffffff" fo:min-height="13.36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.176cm" fo:margin-bottom="0cm" fo:text-align="center" fo:text-indent="-0.952cm"/>
    </style:style>
    <style:style style:name="P5" style:family="paragraph">
      <loext:graphic-properties draw:fill="solid" draw:fill-color="#77933c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41cm" fo:margin-bottom="0cm" fo:text-indent="0cm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solid" draw:fill-color="#f2f2f2"/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line-height="12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20%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d9d9d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bfbfb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text-align="center" fo:text-indent="0cm"/>
      <style:text-properties fo:font-size="19.7999992370605pt"/>
    </style:style>
    <style:style style:name="P17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18" style:family="paragraph">
      <loext:graphic-properties draw:fill="solid" draw:fill-color="#f2dcdb"/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0cm" fo:margin-right="0cm" fo:text-align="center" fo:text-indent="0cm" style:punctuation-wrap="hanging" style:line-break="strict"/>
      <style:text-properties fo:font-size="19.7999992370605pt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7999992370605pt"/>
    </style:style>
    <style:style style:name="P22" style:family="paragraph">
      <style:paragraph-properties fo:margin-left="0cm" fo:margin-right="0cm" fo:text-align="center" fo:text-indent="0cm" style:writing-mode="lr-tb"/>
    </style:style>
    <style:style style:name="P23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24" style:family="paragraph">
      <style:paragraph-properties fo:margin-left="0cm" fo:margin-right="0cm" fo:text-indent="0cm" style:punctuation-wrap="hanging" style:line-break="strict"/>
      <style:text-properties fo:font-size="19.7999992370605pt"/>
    </style:style>
    <style:style style:name="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7999992370605pt"/>
    </style:style>
    <style:style style:name="P26" style:family="paragraph">
      <style:paragraph-properties fo:margin-left="0cm" fo:margin-right="0cm" fo:line-height="70%" fo:text-align="center" fo:text-indent="0cm" style:punctuation-wrap="hanging" style:line-break="strict"/>
      <style:text-properties fo:font-size="19.7999992370605pt"/>
    </style:style>
    <style:style style:name="P27" style:family="paragraph">
      <loext:graphic-properties draw:fill="none" draw:fill-color="#ffffff"/>
      <style:paragraph-properties fo:margin-left="0cm" fo:margin-right="0cm" fo:line-height="70%" fo:text-align="center" fo:text-indent="0cm" style:punctuation-wrap="hanging" style:line-break="strict" style:writing-mode="lr-tb" style:font-independent-line-spacing="true"/>
      <style:text-properties fo:font-size="19.7999992370605pt"/>
    </style:style>
    <style:style style:name="P28" style:family="paragraph">
      <style:paragraph-properties fo:margin-left="0cm" fo:margin-right="0cm" fo:line-height="120%" fo:text-indent="0cm" style:punctuation-wrap="hanging" style:line-break="strict"/>
      <style:text-properties style:font-size-asian="19.7999992370605pt"/>
    </style:style>
    <style:style style:name="P29" style:family="paragraph">
      <loext:graphic-properties draw:fill="none" draw:fill-color="#ffffff"/>
      <style:paragraph-properties fo:margin-left="0cm" fo:margin-right="0cm" fo:line-height="120%" fo:text-indent="0cm" style:punctuation-wrap="hanging" style:line-break="strict" style:writing-mode="lr-tb" style:font-independent-line-spacing="true"/>
      <style:text-properties style:font-size-asian="19.7999992370605pt"/>
    </style:style>
    <style:style style:name="P30" style:family="paragraph">
      <style:paragraph-properties fo:margin-left="0cm" fo:margin-right="0cm" fo:line-height="120%" fo:text-indent="0cm" style:punctuation-wrap="hanging" style:line-break="strict"/>
      <style:text-properties fo:font-size="19.7999992370605pt"/>
    </style:style>
    <style:style style:name="P31" style:family="paragraph">
      <loext:graphic-properties draw:fill="solid" draw:fill-color="#d9d9d9"/>
      <style:paragraph-properties fo:margin-left="0cm" fo:margin-right="0cm" fo:line-height="120%" fo:text-indent="0cm" style:punctuation-wrap="hanging" style:line-break="strict" style:writing-mode="lr-tb" style:font-independent-line-spacing="true"/>
      <style:text-properties fo:font-size="19.7999992370605pt"/>
    </style:style>
    <style:style style:name="P32" style:family="paragraph">
      <loext:graphic-properties draw:fill="solid" draw:fill-color="#dce6f2"/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33" style:family="paragraph">
      <loext:graphic-properties draw:fill-color="#ffffff"/>
      <style:text-properties fo:font-size="30pt"/>
    </style:style>
    <style:style style:name="P34" style:family="paragraph">
      <loext:graphic-properties draw:fill="solid" draw:fill-color="#c6d9f1"/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35" style:family="paragraph">
      <style:paragraph-properties fo:margin-left="0cm" fo:margin-right="0cm" fo:text-align="center" fo:text-indent="0cm"/>
      <style:text-properties style:font-size-asian="19.7999992370605pt"/>
    </style:style>
    <style:style style:name="P3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style:font-size-asian="19.7999992370605pt"/>
    </style:style>
    <style:style style:name="P37" style:family="paragraph">
      <loext:graphic-properties draw:fill="none"/>
    </style:style>
    <style:style style:name="P3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T1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" style:family="text">
      <style:text-properties fo:font-size="18pt" fo:language="ko" fo:country="KR" fo:font-weight="bold" style:font-size-asian="18pt" style:language-asian="ko" style:country-asian="KR" style:font-weight-asian="bold" style:font-size-complex="18pt" style:language-complex="ko" style:country-complex="KR" style:font-weight-complex="bold"/>
    </style:style>
    <style:style style:name="T3" style:family="text">
      <style:text-properties fo:color="#ffffff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fo:color="#000000"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5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" style:family="text">
      <style:text-properties fo:color="#222222" fo:font-size="11pt" fo:language="en" fo:country="US" style:font-name-asian="맑은 고딕" style:font-size-asian="11pt" style:language-asian="en" style:country-asian="US" style:font-name-complex="맑은 고딕" style:font-size-complex="11pt" style:language-complex="en" style:country-complex="US"/>
    </style:style>
    <style:style style:name="T7" style:family="text">
      <style:text-properties fo:color="#222222" fo:font-size="9pt" fo:language="en" fo:country="US" style:font-name-asian="맑은 고딕" style:font-size-asian="9pt" style:language-asian="en" style:country-asian="US" style:font-name-complex="맑은 고딕" style:font-size-complex="9pt" style:language-complex="en" style:country-complex="US"/>
    </style:style>
    <style:style style:name="T8" style:family="text">
      <style:text-properties fo:font-size="11pt" fo:language="en" fo:country="US" style:font-name-asian="맑은 고딕" style:font-size-asian="11pt" style:language-asian="en" style:country-asian="US" style:font-name-complex="맑은 고딕" style:font-size-complex="11pt" style:language-complex="en" style:country-complex="US"/>
    </style:style>
    <style:style style:name="T9" style:family="text">
      <style:text-properties fo:font-size="11pt" fo:language="ko" fo:country="KR" style:font-name-asian="맑은 고딕" style:font-size-asian="11pt" style:language-asian="ko" style:country-asian="KR" style:font-name-complex="맑은 고딕" style:font-size-complex="11pt" style:language-complex="ko" style:country-complex="KR"/>
    </style:style>
    <style:style style:name="T10" style:family="text">
      <style:text-properties fo:font-size="12pt" fo:language="en" fo:country="US" fo:font-weight="bold" style:font-name-asian="맑은 고딕" style:font-size-asian="12pt" style:language-asian="en" style:country-asian="US" style:font-weight-asian="bold" style:font-name-complex="맑은 고딕" style:font-size-complex="12pt" style:language-complex="en" style:country-complex="US" style:font-weight-complex="bold"/>
    </style:style>
    <style:style style:name="T11" style:family="text">
      <style:text-properties fo:font-size="11pt" fo:language="en" fo:country="US" fo:font-weight="bold" style:font-name-asian="맑은 고딕" style:font-size-asian="11pt" style:language-asian="en" style:country-asian="US" style:font-weight-asian="bold" style:font-name-complex="맑은 고딕" style:font-size-complex="11pt" style:language-complex="en" style:country-complex="US" style:font-weight-complex="bold"/>
    </style:style>
    <style:style style:name="T12" style:family="text">
      <style:text-properties fo:font-size="11pt" fo:language="ko" fo:country="KR" fo:font-weight="bold" style:font-name-asian="맑은 고딕" style:font-size-asian="11pt" style:language-asian="ko" style:country-asian="KR" style:font-weight-asian="bold" style:font-name-complex="맑은 고딕" style:font-size-complex="11pt" style:language-complex="ko" style:country-complex="KR" style:font-weight-complex="bold"/>
    </style:style>
    <style:style style:name="T13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14" style:family="text">
      <style:text-properties fo:color="#222222" fo:font-size="11pt" fo:language="en" fo:country="US" style:font-size-asian="11pt" style:language-asian="en" style:country-asian="US" style:font-size-complex="11pt" style:language-complex="en" style:country-complex="US"/>
    </style:style>
    <style:style style:name="T15" style:family="text">
      <style:text-properties fo:font-size="10pt" fo:language="en" fo:country="US" style:font-name-asian="맑은 고딕" style:font-size-asian="10pt" style:language-asian="en" style:country-asian="US" style:font-name-complex="맑은 고딕" style:font-size-complex="10pt" style:language-complex="en" style:country-complex="US"/>
    </style:style>
    <style:style style:name="T16" style:family="text">
      <style:text-properties fo:color="#0070c0" fo:font-size="10pt" fo:language="en" fo:country="US" fo:font-weight="bold" style:font-name-asian="맑은 고딕" style:font-size-asian="10pt" style:language-asian="en" style:country-asian="US" style:font-weight-asian="bold" style:font-name-complex="맑은 고딕" style:font-size-complex="10pt" style:language-complex="en" style:country-complex="US" style:font-weight-complex="bold"/>
    </style:style>
    <style:style style:name="T17" style:family="text">
      <style:text-properties fo:font-size="12pt" fo:language="en" fo:country="US" style:font-name-asian="맑은 고딕" style:font-size-asian="12pt" style:language-asian="en" style:country-asian="US" style:font-name-complex="맑은 고딕" style:font-size-complex="12pt" style:language-complex="en" style:country-complex="US"/>
    </style:style>
    <style:style style:name="T18" style:family="text">
      <style:text-properties fo:font-size="12pt" fo:language="ko" fo:country="KR" fo:font-weight="bold" style:font-name-asian="맑은 고딕" style:font-size-asian="12pt" style:language-asian="ko" style:country-asian="KR" style:font-weight-asian="bold" style:font-name-complex="맑은 고딕" style:font-size-complex="12pt" style:language-complex="ko" style:country-complex="KR" style:font-weight-complex="bold"/>
    </style:style>
    <style:style style:name="T19" style:family="text">
      <style:text-properties fo:color="#0070c0" fo:font-size="12pt" fo:language="ko" fo:country="KR" fo:font-weight="bold" style:font-name-asian="맑은 고딕" style:font-size-asian="12pt" style:language-asian="ko" style:country-asian="KR" style:font-weight-asian="bold" style:font-name-complex="맑은 고딕" style:font-size-complex="12pt" style:language-complex="ko" style:country-complex="KR" style:font-weight-complex="bold"/>
    </style:style>
    <style:style style:name="T20" style:family="text">
      <style:text-properties fo:color="#0070c0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21" style:family="text">
      <style:text-properties fo:color="#00b050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22" style:family="text">
      <style:text-properties fo:color="#e46c0a" fo:font-size="11pt" fo:language="en" fo:country="US" fo:font-weight="bold" style:font-name-asian="맑은 고딕" style:font-size-asian="11pt" style:language-asian="en" style:country-asian="US" style:font-weight-asian="bold" style:font-name-complex="맑은 고딕" style:font-size-complex="11pt" style:language-complex="en" style:country-complex="US" style:font-weight-complex="bold"/>
    </style:style>
    <style:style style:name="T23" style:family="text">
      <style:text-properties fo:color="#e46c0a" fo:font-size="11pt" fo:language="ko" fo:country="KR" fo:font-weight="bold" style:font-name-asian="맑은 고딕" style:font-size-asian="11pt" style:language-asian="ko" style:country-asian="KR" style:font-weight-asian="bold" style:font-name-complex="맑은 고딕" style:font-size-complex="11pt" style:language-complex="ko" style:country-complex="KR" style:font-weight-complex="bold"/>
    </style:style>
    <style:style style:name="T24" style:family="text">
      <style:text-properties fo:color="#e46c0a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25" style:family="text">
      <style:text-properties fo:color="#0070c0" fo:font-size="14pt" fo:language="en" fo:country="US" fo:font-weight="bold" style:font-name-asian="맑은 고딕" style:font-size-asian="14pt" style:language-asian="en" style:country-asian="US" style:font-weight-asian="bold" style:font-name-complex="맑은 고딕" style:font-size-complex="14pt" style:language-complex="en" style:country-complex="US" style:font-weight-complex="bold"/>
    </style:style>
    <style:style style:name="T26" style:family="text">
      <style:text-properties fo:font-size="14pt" fo:language="en" fo:country="US" style:font-name-asian="맑은 고딕" style:font-size-asian="14pt" style:language-asian="en" style:country-asian="US" style:font-name-complex="맑은 고딕" style:font-size-complex="14pt" style:language-complex="en" style:country-complex="US"/>
    </style:style>
    <style:style style:name="T27" style:family="text">
      <style:text-properties fo:color="#e46c0a" fo:font-size="14pt" fo:language="en" fo:country="US" fo:font-weight="bold" style:font-name-asian="맑은 고딕" style:font-size-asian="14pt" style:language-asian="en" style:country-asian="US" style:font-weight-asian="bold" style:font-name-complex="맑은 고딕" style:font-size-complex="14pt" style:language-complex="en" style:country-complex="US" style:font-weight-complex="bold"/>
    </style:style>
    <style:style style:name="T28" style:family="text">
      <style:text-properties fo:color="#e46c0a" fo:font-size="14pt" fo:language="ko" fo:country="KR" fo:font-weight="bold" style:font-name-asian="맑은 고딕" style:font-size-asian="14pt" style:language-asian="ko" style:country-asian="KR" style:font-weight-asian="bold" style:font-name-complex="맑은 고딕" style:font-size-complex="14pt" style:language-complex="ko" style:country-complex="KR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■">
        <style:list-level-properties text:min-label-width="0.502cm"/>
        <style:text-properties style:font-name="맑은 고딕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22222" fo:font-size="100%"/>
      </text:list-level-style-number>
      <text:list-level-style-bullet text:level="2" text:bullet-char="•">
        <style:list-level-properties text:space-before="1.27cm"/>
        <style:text-properties style:font-name="맑은 고딕" fo:color="#000000" fo:font-size="100%"/>
      </text:list-level-style-bullet>
      <text:list-level-style-bullet text:level="3" text:bullet-char="•">
        <style:list-level-properties text:space-before="2.54cm"/>
        <style:text-properties style:font-name="맑은 고딕" fo:color="#000000" fo:font-size="100%"/>
      </text:list-level-style-bullet>
      <text:list-level-style-bullet text:level="4" text:bullet-char="•">
        <style:list-level-properties text:space-before="3.81cm"/>
        <style:text-properties style:font-name="맑은 고딕" fo:color="#000000" fo:font-size="100%"/>
      </text:list-level-style-bullet>
      <text:list-level-style-bullet text:level="5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6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7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8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9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10" text:bullet-char="•">
        <style:list-level-properties text:space-before="5.08cm"/>
        <style:text-properties style:font-name="맑은 고딕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맑은 고딕" fo:color="#000000" fo:font-size="100%"/>
      </text:list-level-style-bullet>
      <text:list-level-style-bullet text:level="3" text:bullet-char="•">
        <style:list-level-properties text:space-before="2.54cm"/>
        <style:text-properties style:font-name="맑은 고딕" fo:color="#000000" fo:font-size="100%"/>
      </text:list-level-style-bullet>
      <text:list-level-style-bullet text:level="4" text:bullet-char="•">
        <style:list-level-properties text:space-before="3.81cm"/>
        <style:text-properties style:font-name="맑은 고딕" fo:color="#000000" fo:font-size="100%"/>
      </text:list-level-style-bullet>
      <text:list-level-style-bullet text:level="5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6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7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8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9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10" text:bullet-char="•">
        <style:list-level-properties text:space-before="5.08cm"/>
        <style:text-properties style:font-name="맑은 고딕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e46c0a" fo:font-size="100%"/>
      </text:list-level-style-number>
      <text:list-level-style-bullet text:level="2" text:bullet-char="•">
        <style:list-level-properties text:space-before="1.27cm"/>
        <style:text-properties style:font-name="맑은 고딕" fo:color="#000000" fo:font-size="100%"/>
      </text:list-level-style-bullet>
      <text:list-level-style-bullet text:level="3" text:bullet-char="•">
        <style:list-level-properties text:space-before="2.54cm"/>
        <style:text-properties style:font-name="맑은 고딕" fo:color="#000000" fo:font-size="100%"/>
      </text:list-level-style-bullet>
      <text:list-level-style-bullet text:level="4" text:bullet-char="•">
        <style:list-level-properties text:space-before="3.81cm"/>
        <style:text-properties style:font-name="맑은 고딕" fo:color="#000000" fo:font-size="100%"/>
      </text:list-level-style-bullet>
      <text:list-level-style-bullet text:level="5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6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7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8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9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10" text:bullet-char="•">
        <style:list-level-properties text:space-before="5.08cm"/>
        <style:text-properties style:font-name="맑은 고딕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제목1" presentation:use-date-time-name="dtd1">
        <draw:frame draw:style-name="gr1" draw:text-style-name="P1" draw:layer="layout" svg:width="7.238cm" svg:height="4.095cm" svg:x="0.562cm" svg:y="3cm">
          <draw:image xlink:href="Pictures/10000201000001560000012072FA532359923FB5.png" xlink:type="simple" xlink:show="embed" xlink:actuate="onLoad" loext:mime-type="image/png">
            <text:p/>
          </draw:image>
        </draw:frame>
        <draw:frame presentation:style-name="pr1" draw:text-style-name="P3" draw:layer="layout" svg:width="8.803cm" svg:height="1.103cm" svg:x="1.89cm" svg:y="0.654cm" presentation:class="title" presentation:user-transformed="true">
          <draw:text-box>
            <text:list text:style-name="L1">
              <text:list-header>
                <text:p text:style-name="P2"><text:span text:style-name="T1">phonebook2 </text:span><text:span text:style-name="T2">개요 및 분석</text:span></text:p>
              </text:list-header>
            </text:list>
          </draw:text-box>
        </draw:frame>
        <draw:frame presentation:style-name="pr2" draw:text-style-name="P5" draw:layer="layout" svg:width="1.103cm" svg:height="1.103cm" svg:x="0.777cm" svg:y="0.655cm" presentation:class="outline" presentation:user-transformed="true">
          <draw:text-box>
            <text:list text:style-name="L2">
              <text:list-header>
                <text:p text:style-name="P4"><text:span text:style-name="T3">01</text:span></text:p>
              </text:list-header>
            </text:list>
          </draw:text-box>
        </draw:frame>
        <draw:frame presentation:style-name="pr3" draw:text-style-name="P7" draw:layer="layout" svg:width="24.145cm" svg:height="1.23cm" svg:x="0.8cm" svg:y="1.77cm" presentation:class="outline" presentation:user-transformed="true">
          <draw:text-box>
            <text:list text:style-name="L3">
              <text:list-item>
                <text:p text:style-name="P6"><text:span text:style-name="T4">분석</text:span><text:span text:style-name="T5">-</text:span><text:span text:style-name="T5">업데이트</text:span><text:span text:style-name="T4">폼</text:span></text:p>
              </text:list-item>
            </text:list>
          </draw:text-box>
        </draw:frame>
        <draw:g draw:name="그룹 6">
          <draw:custom-shape draw:name="직사각형 35" draw:style-name="gr2" draw:text-style-name="P9" draw:layer="layout" svg:width="3.977cm" svg:height="1.572cm" svg:x="12.536cm" svg:y="3.902cm">
            <text:list text:style-name="L4">
              <text:list-header>
                <text:p text:style-name="P8"><text:span text:style-name="T6">Request header</text:span></text:p>
                <text:p text:style-name="P8"><text:span text:style-name="T7"/></text:p>
                <text:p text:style-name="P8"><text:span text:style-name="T6">Request bod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직사각형 7" draw:style-name="gr3" draw:text-style-name="P11" draw:layer="layout" svg:width="3.238cm" svg:height="1.377cm" svg:x="12.313cm" svg:y="3.134cm">
            <text:list text:style-name="L5">
              <text:list-header>
                <text:p text:style-name="P10"><text:span text:style-name="T8">Rqeust(</text:span><text:span text:style-name="T9">요청</text:span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그룹 20">
          <draw:custom-shape draw:name="직사각형 40" draw:style-name="gr4" draw:text-style-name="P12" draw:layer="layout" svg:width="10.286cm" svg:height="6.532cm" svg:x="17.314cm" svg:y="3.268cm">
            <text:p/>
            <draw:enhanced-geometry svg:viewBox="0 0 21600 21600" draw:type="rectangle" draw:enhanced-path="M 0 0 L 21600 0 21600 21600 0 21600 0 0 Z N"/>
          </draw:custom-shape>
          <draw:custom-shape draw:name="TextBox 41" draw:style-name="gr3" draw:text-style-name="P14" draw:layer="layout" svg:width="5.455cm" svg:height="0.768cm" svg:x="16.862cm" svg:y="2.544cm">
            <text:list text:style-name="L5">
              <text:list-header>
                <text:p text:style-name="P13"><text:span text:style-name="T10">Tomca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직사각형 29" draw:style-name="gr5" draw:text-style-name="P15" draw:layer="layout" svg:width="9.84cm" svg:height="6.018cm" svg:x="17.512cm" svg:y="3.579cm">
            <text:p/>
            <draw:enhanced-geometry svg:viewBox="0 0 21600 21600" draw:type="rectangle" draw:enhanced-path="M 0 0 L 21600 0 21600 21600 0 21600 0 0 Z N"/>
          </draw:custom-shape>
        </draw:g>
        <draw:custom-shape draw:name="모서리가 둥근 직사각형 7" draw:style-name="gr6" draw:text-style-name="P17" xml:id="id3" draw:id="id3" draw:layer="layout" svg:width="3.637cm" svg:height="2.445cm" svg:x="19.624cm" svg:y="4.782cm">
          <text:list text:style-name="L5">
            <text:list-header>
              <text:p text:style-name="P16"><text:span text:style-name="T11">uform</text:span><text:span text:style-name="T12">일때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9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그룹 46">
          <draw:custom-shape draw:name="직사각형 47" draw:style-name="gr7" draw:text-style-name="P9" draw:layer="layout" svg:width="3.977cm" svg:height="2.502cm" svg:x="12.249cm" svg:y="10.517cm">
            <text:list text:style-name="L5">
              <text:list-header>
                <text:p text:style-name="P8"><text:span text:style-name="T13">Response</text:span><text:span text:style-name="T6"> header</text:span></text:p>
              </text:list-header>
            </text:list>
            <text:list text:style-name="L4">
              <text:list-header>
                <text:p text:style-name="P8"><text:span text:style-name="T7"/></text:p>
              </text:list-header>
            </text:list>
            <text:list text:style-name="L5">
              <text:list-header>
                <text:p text:style-name="P8"><text:span text:style-name="T13">Response</text:span><text:span text:style-name="T14"> </text:span><text:span text:style-name="T6">body</text:span><text:span text:style-name="T6"><text:line-break/></text:span><text:span text:style-name="T6">(html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직사각형 7" draw:style-name="gr3" draw:text-style-name="P11" draw:layer="layout" svg:width="3.738cm" svg:height="1.377cm" svg:x="12.026cm" svg:y="9.749cm">
            <text:list text:style-name="L5">
              <text:list-header>
                <text:p text:style-name="P10"><text:span text:style-name="T8">Response(</text:span><text:span text:style-name="T9">응답</text:span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모서리가 둥근 직사각형 49" draw:style-name="gr8" draw:text-style-name="P18" xml:id="id1" draw:id="id1" draw:layer="layout" svg:width="1.96cm" svg:height="1.132cm" svg:x="17.635cm" svg:y="6.109cm">
          <text:list text:style-name="L5">
            <text:list-header>
              <text:p text:style-name="P16"><text:span text:style-name="T15">rquest</text:span></text:p>
            </text:list-header>
          </text:list>
          <text:list text:style-name="L6">
            <text:list-header>
              <text:p text:style-name="P16"><text:span text:style-name="T16">ufor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꺾인 연결선 52" draw:style-name="gr9" draw:text-style-name="P19" draw:layer="layout" svg:x1="14.98cm" svg:y1="4.327cm" svg:x2="17.635cm" svg:y2="6.675cm" draw:end-shape="id1" draw:end-glue-point="3" svg:d="M14980 4327h1008v2348h1647" svg:viewBox="0 0 2656 2349">
          <text:p/>
        </draw:connector>
        <draw:connector draw:name="꺾인 연결선 54" draw:style-name="gr10" draw:text-style-name="P19" draw:layer="layout" svg:x1="17.635cm" svg:y1="7.873cm" svg:x2="14.72cm" svg:y2="10.561cm" draw:start-shape="id2" draw:start-glue-point="3" svg:d="M17635 7873h-1777v2688h-1138" svg:viewBox="0 0 2916 2689">
          <text:p/>
        </draw:connector>
        <draw:custom-shape draw:name="원통 58" draw:style-name="gr11" draw:text-style-name="P21" xml:id="id5" draw:id="id5" draw:layer="layout" svg:width="2.532cm" svg:height="2.313cm" svg:x="24.31cm" svg:y="11.071cm">
          <text:list text:style-name="L5">
            <text:list-header>
              <text:p text:style-name="P20"><text:span text:style-name="T17">DB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모서리가 둥근 직사각형 60" draw:style-name="gr12" draw:text-style-name="P23" xml:id="id6" draw:id="id6" draw:layer="layout" svg:width="3.228cm" svg:height="2.459cm" svg:x="23.941cm" svg:y="4.767cm">
          <text:p text:style-name="P22">PersonUpdate();</text:p>
          <draw:enhanced-geometry svg:viewBox="0 0 21600 21600" draw:path-stretchpoint-x="10800" draw:path-stretchpoint-y="10800" draw:text-areas="?f3 ?f4 ?f5 ?f6" draw:type="round-rectangle" draw:modifiers="81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65" draw:style-name="gr3" draw:text-style-name="P25" draw:layer="layout" svg:width="3.971cm" svg:height="1.275cm" svg:x="23.697cm" svg:y="4.302cm">
          <text:list text:style-name="L5">
            <text:list-header>
              <text:p text:style-name="P24"><text:span text:style-name="T10">phoneDao </text:span><text:span text:style-name="T18">객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3" draw:text-style-name="P25" draw:layer="layout" svg:width="3.398cm" svg:height="1.275cm" svg:x="20.644cm" svg:y="3.33cm">
          <text:list text:style-name="L5">
            <text:list-header>
              <text:p text:style-name="P24"><text:span text:style-name="T10">phonebook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1" draw:style-name="gr3" draw:text-style-name="P27" draw:layer="layout" svg:width="5.747cm" svg:height="0.969cm" svg:x="18.559cm" svg:y="4.436cm">
          <text:list text:style-name="L5">
            <text:list-header>
              <text:p text:style-name="P26"><text:span text:style-name="T10">Contoller(servlet)</text:span><text:span text:style-name="T10"><text:line-break/></text:span><text:span text:style-name="T18">객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모서리가 둥근 직사각형 44" draw:style-name="gr13" draw:text-style-name="P17" xml:id="id4" draw:id="id4" draw:layer="layout" svg:width="4.088cm" svg:height="1.277cm" svg:x="19.512cm" svg:y="8.063cm">
          <text:list text:style-name="L5">
            <text:list-header>
              <text:p text:style-name="P16"><text:span text:style-name="T11">updateForm.jsp</text:span></text:p>
              <text:p text:style-name="P16"><text:span text:style-name="T12">객체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직선 화살표 연결선 56" draw:style-name="gr14" draw:text-style-name="P19" draw:layer="layout" draw:type="line" svg:x1="21.442cm" svg:y1="7.227cm" svg:x2="21.556cm" svg:y2="8.063cm" draw:start-shape="id3" draw:start-glue-point="2" draw:end-shape="id4" draw:end-glue-point="0" svg:d="M21442 7227l114 836" svg:viewBox="0 0 115 837">
          <text:p/>
        </draw:connector>
        <draw:custom-shape draw:name="직사각형 63" draw:style-name="gr15" draw:text-style-name="P29" draw:layer="layout" svg:width="1.772cm" svg:height="0.869cm" svg:x="19.532cm" svg:y="7.202cm">
          <text:list text:style-name="L6">
            <text:list-header>
              <text:p text:style-name="P28"><text:span text:style-name="T19">포워드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직선 화살표 연결선 42" draw:style-name="gr14" draw:text-style-name="P19" draw:layer="layout" draw:type="line" svg:x1="2.098cm" svg:y1="6.518cm" svg:x2="15.712cm" svg:y2="6.633cm" svg:d="M2098 6518l13614 115" svg:viewBox="0 0 13615 116">
          <text:p/>
        </draw:connector>
        <draw:custom-shape draw:name="직사각형 7" draw:style-name="gr16" draw:text-style-name="P31" draw:layer="layout" svg:width="11.244cm" svg:height="0.819cm" svg:x="1.156cm" svg:y="6.381cm">
          <text:list text:style-name="L5">
            <text:list-header>
              <text:p text:style-name="P30"><text:span text:style-name="T13">http://localhost:8088/phonebook2/pbc?</text:span><text:span text:style-name="T20">action=uform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직선 화살표 연결선 43" draw:style-name="gr17" draw:text-style-name="P19" draw:layer="layout" draw:type="line" svg:x1="7.677cm" svg:y1="9.666cm" svg:x2="15.726cm" svg:y2="7.818cm" svg:d="M7677 9666l8049-1848" svg:viewBox="0 0 8050 1849">
          <text:p/>
        </draw:connector>
        <draw:custom-shape draw:name="모서리가 둥근 직사각형 51" draw:style-name="gr18" draw:text-style-name="P32" xml:id="id2" draw:id="id2" draw:layer="layout" svg:width="1.93cm" svg:height="1.137cm" svg:x="17.635cm" svg:y="7.305cm">
          <text:list text:style-name="L5">
            <text:list-header>
              <text:p text:style-name="P16"><text:span text:style-name="T15">respon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2cm" svg:height="4.839cm" svg:x="0.4cm" svg:y="8.2cm">
          <draw:image xlink:href="Pictures/100002010000026D00000187205C64C0A30ACF60.png" xlink:type="simple" xlink:show="embed" xlink:actuate="onLoad" loext:mime-type="image/png">
            <text:p/>
          </draw:image>
        </draw:frame>
        <draw:custom-shape draw:name="직사각형 7" draw:style-name="gr16" draw:text-style-name="P31" draw:layer="layout" svg:width="11.244cm" svg:height="0.819cm" svg:x="0.556cm" svg:y="12.8cm">
          <text:list text:style-name="L5">
            <text:list-header>
              <text:p text:style-name="P30"><text:span text:style-name="T13">http://localhost:8088/phonebook2/pbc?</text:span><text:span text:style-name="T20">action=list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직선 화살표 연결선 77" draw:style-name="gr19" draw:text-style-name="P19" draw:layer="layout" draw:type="line" svg:x1="23cm" svg:y1="6.023cm" svg:x2="24.138cm" svg:y2="6cm" svg:d="M23000 6023l1138-23" svg:viewBox="0 0 1139 24">
          <text:p/>
        </draw:connector>
        <draw:connector draw:name="직선 화살표 연결선 69" draw:style-name="gr20" draw:text-style-name="P19" draw:layer="layout" draw:type="line" svg:x1="25.4cm" svg:y1="6.8cm" svg:x2="25.576cm" svg:y2="11.071cm" draw:end-shape="id5" draw:end-glue-point="5" svg:d="M25400 6800l176 4271" svg:viewBox="0 0 177 4272">
          <text:p/>
        </draw:connector>
        <draw:connector draw:name="직선 화살표 연결선 70" draw:style-name="gr20" draw:text-style-name="P19" draw:layer="layout" draw:type="line" svg:x1="25.576cm" svg:y1="11.071cm" svg:x2="25.769cm" svg:y2="6.924cm" draw:start-shape="id5" svg:d="M25576 11071l193-4147" svg:viewBox="0 0 194 4148">
          <text:p/>
        </draw:connector>
        <draw:connector draw:name="직선 화살표 연결선 77" draw:style-name="gr19" draw:text-style-name="P19" draw:layer="layout" draw:type="line" svg:x1="23cm" svg:y1="8cm" svg:x2="23.941cm" svg:y2="5.996cm" draw:end-shape="id6" svg:d="M23000 8000l941-2004" svg:viewBox="0 0 942 2005">
          <text:p/>
        </draw:connector>
        <presentation:notes draw:style-name="dp2">
          <draw:page-thumbnail draw:style-name="gr21" draw:layer="layout" svg:width="20.386cm" svg:height="11.14cm" svg:x="0.306cm" svg:y="2.225cm" draw:page-number="1" presentation:class="page"/>
          <draw:frame presentation:style-name="pr4" draw:text-style-name="P33" draw:layer="layout" svg:width="16.802cm" svg:height="13.367cm" svg:x="2.097cm" svg:y="14.105cm" presentation:class="notes" presentation:placeholder="true">
            <draw:text-box/>
          </draw:frame>
        </presentation:notes>
      </draw:page>
      <draw:page draw:name="page2" draw:style-name="dp1" draw:master-page-name="제목1" presentation:use-date-time-name="dtd1">
        <draw:frame draw:style-name="gr1" draw:text-style-name="P1" draw:layer="layout" svg:width="8.2cm" svg:height="4.839cm" svg:x="0.6cm" svg:y="4.4cm">
          <draw:image xlink:href="Pictures/100002010000026D00000187205C64C0A30ACF60.png" xlink:type="simple" xlink:show="embed" xlink:actuate="onLoad" loext:mime-type="image/png">
            <text:p/>
          </draw:image>
        </draw:frame>
        <draw:g draw:name="그룹 20">
          <draw:custom-shape draw:name="직사각형 57" draw:style-name="gr22" draw:text-style-name="P12" draw:layer="layout" svg:width="10.286cm" svg:height="6.533cm" svg:x="17.32cm" svg:y="4.524cm">
            <text:p/>
            <draw:enhanced-geometry svg:viewBox="0 0 21600 21600" draw:type="rectangle" draw:enhanced-path="M 0 0 L 21600 0 21600 21600 0 21600 0 0 Z N"/>
          </draw:custom-shape>
          <draw:custom-shape draw:name="TextBox 59" draw:style-name="gr3" draw:text-style-name="P14" draw:layer="layout" svg:width="5.455cm" svg:height="0.768cm" svg:x="16.868cm" svg:y="3.907cm">
            <text:list text:style-name="L5">
              <text:list-header>
                <text:p text:style-name="P13"><text:span text:style-name="T10">Tomca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직사각형 61" draw:style-name="gr5" draw:text-style-name="P15" draw:layer="layout" svg:width="9.84cm" svg:height="6.018cm" svg:x="17.518cm" svg:y="4.835cm">
            <text:p/>
            <draw:enhanced-geometry svg:viewBox="0 0 21600 21600" draw:type="rectangle" draw:enhanced-path="M 0 0 L 21600 0 21600 21600 0 21600 0 0 Z N"/>
          </draw:custom-shape>
        </draw:g>
        <draw:custom-shape draw:name="모서리가 둥근 직사각형 62" draw:style-name="gr23" draw:text-style-name="P17" draw:layer="layout" svg:width="3.306cm" svg:height="2.445cm" svg:x="19.954cm" svg:y="6.551cm">
          <text:list text:style-name="L5">
            <text:list-header>
              <text:p text:style-name="P16"><text:span text:style-name="T11">update</text:span><text:span text:style-name="T12">일때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9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64" draw:style-name="gr24" draw:text-style-name="P18" xml:id="id9" draw:id="id9" draw:layer="layout" svg:width="1.959cm" svg:height="1.133cm" svg:x="17.859cm" svg:y="6.74cm">
          <text:list text:style-name="L5">
            <text:list-header>
              <text:p text:style-name="P16"><text:span text:style-name="T15">rques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66" draw:style-name="gr25" draw:text-style-name="P34" xml:id="id10" draw:id="id10" draw:layer="layout" svg:width="1.93cm" svg:height="1.137cm" svg:x="17.845cm" svg:y="7.985cm">
          <text:list text:style-name="L5">
            <text:list-header>
              <text:p text:style-name="P16"><text:span text:style-name="T15">respon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원통 67" draw:style-name="gr11" draw:text-style-name="P21" xml:id="id8" draw:id="id8" draw:layer="layout" svg:width="2.532cm" svg:height="2.313cm" svg:x="24.31cm" svg:y="12.174cm">
          <text:list text:style-name="L5">
            <text:list-header>
              <text:p text:style-name="P20"><text:span text:style-name="T17">DB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모서리가 둥근 직사각형 68" draw:style-name="gr26" draw:text-style-name="P17" xml:id="id7" draw:id="id7" draw:layer="layout" svg:width="3.859cm" svg:height="2.459cm" svg:x="23.416cm" svg:y="6.439cm">
          <text:list text:style-name="L5">
            <text:list-header>
              <text:p text:style-name="P16"><text:span text:style-name="T8">personUpdate(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1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직선 화살표 연결선 69" draw:style-name="gr20" draw:text-style-name="P19" draw:layer="layout" draw:type="line" svg:x1="25.345cm" svg:y1="8.898cm" svg:x2="25.382cm" svg:y2="12.284cm" draw:start-shape="id7" svg:d="M25345 8898l37 3386" svg:viewBox="0 0 38 3387">
          <text:p/>
        </draw:connector>
        <draw:connector draw:name="직선 화살표 연결선 70" draw:style-name="gr20" draw:text-style-name="P19" draw:layer="layout" draw:type="line" svg:x1="25.576cm" svg:y1="12.174cm" svg:x2="25.345cm" svg:y2="8.898cm" draw:start-shape="id8" draw:start-glue-point="5" draw:end-shape="id7" svg:d="M25576 12174l-231-3276" svg:viewBox="0 0 232 3277">
          <text:p/>
        </draw:connector>
        <draw:custom-shape draw:name="TextBox 71" draw:style-name="gr3" draw:text-style-name="P25" draw:layer="layout" svg:width="3.967cm" svg:height="1.275cm" svg:x="23.371cm" svg:y="5.94cm">
          <text:list text:style-name="L5">
            <text:list-header>
              <text:p text:style-name="P24"><text:span text:style-name="T10">phoneDao </text:span><text:span text:style-name="T18">객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2" draw:style-name="gr3" draw:text-style-name="P25" draw:layer="layout" svg:width="3.398cm" svg:height="1.275cm" svg:x="20.644cm" svg:y="4.433cm">
          <text:list text:style-name="L5">
            <text:list-header>
              <text:p text:style-name="P24"><text:span text:style-name="T10">phonebook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3" draw:style-name="gr3" draw:text-style-name="P27" draw:layer="layout" svg:width="5.747cm" svg:height="0.969cm" svg:x="18.559cm" svg:y="6.108cm">
          <text:list text:style-name="L5">
            <text:list-header>
              <text:p text:style-name="P26"><text:span text:style-name="T10">Contoller(servlet)</text:span><text:span text:style-name="T10"><text:line-break/></text:span><text:span text:style-name="T18">객체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직선 화살표 연결선 77" draw:style-name="gr19" draw:text-style-name="P19" draw:layer="layout" draw:type="line" svg:x1="22.862cm" svg:y1="7.8cm" svg:x2="24cm" svg:y2="7.777cm" svg:d="M22862 7800l1138-23" svg:viewBox="0 0 1139 24">
          <text:p/>
        </draw:connector>
        <draw:frame presentation:style-name="pr1" draw:text-style-name="P3" draw:layer="layout" svg:width="9.023cm" svg:height="1.103cm" svg:x="1.889cm" svg:y="0.654cm" presentation:class="title" presentation:user-transformed="true">
          <draw:text-box>
            <text:list text:style-name="L1">
              <text:list-header>
                <text:p text:style-name="P2"><text:span text:style-name="T1">phonebook2 </text:span><text:span text:style-name="T2">개요 및 분석</text:span></text:p>
              </text:list-header>
            </text:list>
          </draw:text-box>
        </draw:frame>
        <draw:frame presentation:style-name="pr2" draw:text-style-name="P5" draw:layer="layout" svg:width="1.103cm" svg:height="1.103cm" svg:x="0.777cm" svg:y="0.655cm" presentation:class="outline" presentation:user-transformed="true">
          <draw:text-box>
            <text:list text:style-name="L2">
              <text:list-header>
                <text:p text:style-name="P4"><text:span text:style-name="T3">01</text:span></text:p>
              </text:list-header>
            </text:list>
          </draw:text-box>
        </draw:frame>
        <draw:frame presentation:style-name="pr3" draw:text-style-name="P7" draw:layer="layout" svg:width="24.145cm" svg:height="1.23cm" svg:x="0.878cm" svg:y="1.793cm" presentation:class="outline" presentation:user-transformed="true">
          <draw:text-box>
            <text:list text:style-name="L3">
              <text:list-item>
                <text:p text:style-name="P6"><text:span text:style-name="T4">분석</text:span><text:span text:style-name="T5">-</text:span><text:span text:style-name="T5">업데이트</text:span></text:p>
              </text:list-item>
            </text:list>
          </draw:text-box>
        </draw:frame>
        <draw:connector draw:name="꺾인 연결선 52" draw:style-name="gr27" draw:text-style-name="P19" draw:layer="layout" svg:x1="15.011cm" svg:y1="5.399cm" svg:x2="17.859cm" svg:y2="7.306cm" draw:end-shape="id9" draw:end-glue-point="3" svg:d="M15011 5399h1104v1907h1744" svg:viewBox="0 0 2849 1908">
          <text:p/>
        </draw:connector>
        <draw:connector draw:name="꺾인 연결선 54" draw:style-name="gr28" draw:text-style-name="P19" draw:layer="layout" svg:x1="17.845cm" svg:y1="8.553cm" svg:x2="14.808cm" svg:y2="10.501cm" draw:start-shape="id10" draw:start-glue-point="3" svg:d="M17845 8553h-1838v1948h-1199" svg:viewBox="0 0 3038 1949">
          <text:p/>
        </draw:connector>
        <draw:connector draw:name="직선 화살표 연결선 42" draw:style-name="gr29" draw:text-style-name="P19" draw:layer="layout" draw:type="line" svg:x1="1.498cm" svg:y1="7.042cm" svg:x2="15.711cm" svg:y2="6.843cm" svg:d="M1498 7042l14213-199" svg:viewBox="0 0 14214 200">
          <text:p/>
        </draw:connector>
        <draw:connector draw:name="직선 화살표 연결선 43" draw:style-name="gr30" draw:text-style-name="P19" draw:layer="layout" draw:type="line" svg:x1="6.689cm" svg:y1="9.666cm" svg:x2="15.725cm" svg:y2="7.818cm" svg:d="M6689 9666l9036-1848" svg:viewBox="0 0 9037 1849">
          <text:p/>
        </draw:connector>
        <draw:connector draw:name="직선 화살표 연결선 32" draw:style-name="gr31" draw:text-style-name="P19" draw:layer="layout" draw:type="line" svg:x1="3.209cm" svg:y1="12.859cm" svg:x2="11.611cm" svg:y2="12.822cm" svg:d="M3209 12859l8402-37" svg:viewBox="0 0 8403 38">
          <text:p/>
        </draw:connector>
        <draw:custom-shape draw:name="모서리가 둥근 직사각형 46" draw:style-name="gr32" draw:text-style-name="P36" draw:layer="layout" svg:width="6.529cm" svg:height="4.938cm" svg:x="0.845cm" svg:y="9.657cm">
          <text:list text:style-name="L5">
            <text:list-header>
              <text:p text:style-name="P35"><text:span text:style-name="T9">리스트 요청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7" draw:style-name="gr16" draw:text-style-name="P31" draw:layer="layout" svg:width="10.578cm" svg:height="0.819cm" svg:x="0.996cm" svg:y="13.472cm">
          <text:list text:style-name="L5">
            <text:list-header>
              <text:p text:style-name="P30"><text:span text:style-name="T13">http://localhost:8088/phonebook2/pbc?</text:span><text:span text:style-name="T21">action=list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그룹 6">
          <draw:custom-shape draw:name="직사각형 81" draw:style-name="gr7" draw:text-style-name="P9" draw:layer="layout" svg:width="3.977cm" svg:height="2.121cm" svg:x="12.57cm" svg:y="4.781cm">
            <text:list text:style-name="L5">
              <text:list-header>
                <text:p text:style-name="P8"><text:span text:style-name="T8">Request header</text:span></text:p>
              </text:list-header>
            </text:list>
            <text:list text:style-name="L4">
              <text:list-header>
                <text:p text:style-name="P8"><text:span text:style-name="T6"/></text:p>
              </text:list-header>
            </text:list>
            <text:list text:style-name="L7">
              <text:list-header>
                <text:p text:style-name="P8"><text:span text:style-name="T22">Request body</text:span></text:p>
                <text:p text:style-name="P8"><text:span text:style-name="T22">(</text:span><text:span text:style-name="T23">파라미터</text:span><text:span text:style-name="T22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직사각형 7" draw:style-name="gr3" draw:text-style-name="P11" draw:layer="layout" svg:width="3.238cm" svg:height="1.377cm" svg:x="12.347cm" svg:y="4.013cm">
            <text:list text:style-name="L5">
              <text:list-header>
                <text:p text:style-name="P10"><text:span text:style-name="T8">Rqeust(</text:span><text:span text:style-name="T9">요청</text:span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그룹 46">
          <draw:custom-shape draw:name="직사각형 84" draw:style-name="gr7" draw:text-style-name="P9" draw:layer="layout" svg:width="3.977cm" svg:height="2.586cm" svg:x="12.346cm" svg:y="10.405cm">
            <text:list text:style-name="L5">
              <text:list-header>
                <text:p text:style-name="P8"><text:span text:style-name="T13">Response</text:span><text:span text:style-name="T6"> header</text:span></text:p>
                <text:p text:style-name="P8"><text:span text:style-name="T13"/></text:p>
              </text:list-header>
            </text:list>
            <text:list text:style-name="L7">
              <text:list-header>
                <text:p text:style-name="P8"><text:span text:style-name="T24">Response </text:span><text:span text:style-name="T22">body</text:span><text:span text:style-name="T22"><text:line-break/></text:span><text:span text:style-name="T22">(</text:span><text:span text:style-name="T23">리다이렉트코드</text:span><text:span text:style-name="T22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직사각형 7" draw:style-name="gr3" draw:text-style-name="P11" draw:layer="layout" svg:width="3.738cm" svg:height="1.377cm" svg:x="12.123cm" svg:y="9.637cm">
            <text:list text:style-name="L5">
              <text:list-header>
                <text:p text:style-name="P10"><text:span text:style-name="T8">Response(</text:span><text:span text:style-name="T9">응답</text:span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직사각형 7" draw:style-name="gr16" draw:text-style-name="P31" draw:layer="layout" svg:width="8.157cm" svg:height="1.377cm" svg:x="0.879cm" svg:y="3.353cm">
          <text:list text:style-name="L5">
            <text:list-header>
              <text:p text:style-name="P30"><text:span text:style-name="T13">http://localhost:8088/phonebook2/pbc?action=ufor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37" draw:layer="layout" svg:width="14.2cm" svg:height="1.241cm" svg:x="11.6cm" svg:y="2.359cm">
          <draw:text-box>
            <text:p><text:span text:style-name="T25">action=update</text:span><text:span text:style-name="T26">&amp;</text:span><text:span text:style-name="T27">name=</text:span><text:span text:style-name="T28">?</text:span><text:span text:style-name="T26">&amp;</text:span><text:span text:style-name="T27">hp=?</text:span><text:span text:style-name="T26">&amp;</text:span><text:span text:style-name="T27">company=?&amp;personalId=?</text:span></text:p>
          </draw:text-box>
        </draw:frame>
        <presentation:notes draw:style-name="dp2">
          <draw:page-thumbnail draw:style-name="gr21" draw:layer="layout" svg:width="20.386cm" svg:height="11.14cm" svg:x="0.306cm" svg:y="2.225cm" draw:page-number="2" presentation:class="page"/>
          <draw:frame presentation:style-name="pr4" draw:text-style-name="P33" draw:layer="layout" svg:width="16.802cm" svg:height="13.367cm" svg:x="2.097cm" svg:y="14.105cm" presentation:class="notes" presentation:placeholder="true">
            <draw:text-box/>
          </draw:frame>
        </presentation:notes>
      </draw:page>
      <draw:page draw:name="page3" draw:style-name="dp1" draw:master-page-name="제목1" presentation:use-date-time-name="dtd1">
        <draw:frame draw:style-name="gr1" draw:text-style-name="P1" draw:layer="layout" svg:width="7.238cm" svg:height="6.095cm" svg:x="1cm" svg:y="3.8cm">
          <draw:image xlink:href="Pictures/10000201000001560000012072FA532359923FB5.png" xlink:type="simple" xlink:show="embed" xlink:actuate="onLoad" loext:mime-type="image/png">
            <text:p/>
          </draw:image>
        </draw:frame>
        <draw:g draw:name="그룹 20">
          <draw:custom-shape draw:name="직사각형 57" draw:style-name="gr22" draw:text-style-name="P12" draw:layer="layout" svg:width="10.286cm" svg:height="6.533cm" svg:x="17.114cm" svg:y="4.417cm">
            <text:p/>
            <draw:enhanced-geometry svg:viewBox="0 0 21600 21600" draw:type="rectangle" draw:enhanced-path="M 0 0 L 21600 0 21600 21600 0 21600 0 0 Z N"/>
          </draw:custom-shape>
          <draw:custom-shape draw:name="TextBox 59" draw:style-name="gr3" draw:text-style-name="P14" draw:layer="layout" svg:width="5.455cm" svg:height="0.768cm" svg:x="16.662cm" svg:y="3.8cm">
            <text:list text:style-name="L5">
              <text:list-header>
                <text:p text:style-name="P13"><text:span text:style-name="T10">Tomca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직사각형 61" draw:style-name="gr5" draw:text-style-name="P15" draw:layer="layout" svg:width="9.84cm" svg:height="6.018cm" svg:x="17.312cm" svg:y="4.728cm">
            <text:p/>
            <draw:enhanced-geometry svg:viewBox="0 0 21600 21600" draw:type="rectangle" draw:enhanced-path="M 0 0 L 21600 0 21600 21600 0 21600 0 0 Z N"/>
          </draw:custom-shape>
        </draw:g>
        <draw:custom-shape draw:name="모서리가 둥근 직사각형 62" draw:style-name="gr23" draw:text-style-name="P17" draw:layer="layout" svg:width="3.306cm" svg:height="2.445cm" svg:x="19.694cm" svg:y="6.677cm">
          <text:list text:style-name="L5">
            <text:list-header>
              <text:p text:style-name="P16"><text:span text:style-name="T11">delete</text:span><text:span text:style-name="T12">일때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9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64" draw:style-name="gr24" draw:text-style-name="P18" xml:id="id12" draw:id="id12" draw:layer="layout" svg:width="1.959cm" svg:height="1.133cm" svg:x="17.859cm" svg:y="6.74cm">
          <text:list text:style-name="L5">
            <text:list-header>
              <text:p text:style-name="P16"><text:span text:style-name="T15">rques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66" draw:style-name="gr25" draw:text-style-name="P34" xml:id="id13" draw:id="id13" draw:layer="layout" svg:width="1.93cm" svg:height="1.137cm" svg:x="17.845cm" svg:y="7.985cm">
          <text:list text:style-name="L5">
            <text:list-header>
              <text:p text:style-name="P16"><text:span text:style-name="T15">respon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원통 67" draw:style-name="gr11" draw:text-style-name="P21" draw:layer="layout" svg:width="2.532cm" svg:height="2.313cm" svg:x="24.31cm" svg:y="12.174cm">
          <text:list text:style-name="L5">
            <text:list-header>
              <text:p text:style-name="P20"><text:span text:style-name="T17">DB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모서리가 둥근 직사각형 68" draw:style-name="gr26" draw:text-style-name="P17" xml:id="id11" draw:id="id11" draw:layer="layout" svg:width="3.859cm" svg:height="2.459cm" svg:x="23.416cm" svg:y="6.439cm">
          <text:list text:style-name="L5">
            <text:list-header>
              <text:p text:style-name="P16"><text:span text:style-name="T8">personDelete(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81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직선 화살표 연결선 69" draw:style-name="gr20" draw:text-style-name="P19" draw:layer="layout" draw:type="line" svg:x1="25.345cm" svg:y1="8.898cm" svg:x2="25.183cm" svg:y2="12.519cm" draw:start-shape="id11" draw:start-glue-point="2" svg:d="M25345 8898l-162 3621" svg:viewBox="0 0 163 3622">
          <text:p/>
        </draw:connector>
        <draw:connector draw:name="직선 화살표 연결선 70" draw:style-name="gr20" draw:text-style-name="P19" draw:layer="layout" draw:type="line" svg:x1="25.852cm" svg:y1="12.447cm" svg:x2="25.345cm" svg:y2="8.898cm" draw:end-shape="id11" svg:d="M25852 12447l-507-3549" svg:viewBox="0 0 508 3550">
          <text:p/>
        </draw:connector>
        <draw:custom-shape draw:name="TextBox 71" draw:style-name="gr3" draw:text-style-name="P25" draw:layer="layout" svg:width="3.967cm" svg:height="1.275cm" svg:x="23.371cm" svg:y="5.94cm">
          <text:list text:style-name="L5">
            <text:list-header>
              <text:p text:style-name="P24"><text:span text:style-name="T10">phoneDao </text:span><text:span text:style-name="T18">객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2" draw:style-name="gr3" draw:text-style-name="P25" draw:layer="layout" svg:width="3.398cm" svg:height="1.275cm" svg:x="20.644cm" svg:y="4.433cm">
          <text:list text:style-name="L5">
            <text:list-header>
              <text:p text:style-name="P24"><text:span text:style-name="T10">phonebook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3" draw:style-name="gr3" draw:text-style-name="P27" draw:layer="layout" svg:width="5.747cm" svg:height="0.969cm" svg:x="18.559cm" svg:y="6.108cm">
          <text:list text:style-name="L5">
            <text:list-header>
              <text:p text:style-name="P26"><text:span text:style-name="T10">Contoller(servlet)</text:span><text:span text:style-name="T10"><text:line-break/></text:span><text:span text:style-name="T18">객체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직선 화살표 연결선 77" draw:style-name="gr19" draw:text-style-name="P19" draw:layer="layout" draw:type="line" svg:x1="22.6cm" svg:y1="7.6cm" svg:x2="23.738cm" svg:y2="7.577cm" svg:d="M22600 7600l1138-23" svg:viewBox="0 0 1139 24">
          <text:p/>
        </draw:connector>
        <draw:frame presentation:style-name="pr1" draw:text-style-name="P3" draw:layer="layout" svg:width="9.023cm" svg:height="1.103cm" svg:x="1.889cm" svg:y="0.654cm" presentation:class="title" presentation:user-transformed="true">
          <draw:text-box>
            <text:list text:style-name="L1">
              <text:list-header>
                <text:p text:style-name="P2"><text:span text:style-name="T1">phonebook2 </text:span><text:span text:style-name="T2">개요 및 분석</text:span></text:p>
              </text:list-header>
            </text:list>
          </draw:text-box>
        </draw:frame>
        <draw:frame presentation:style-name="pr2" draw:text-style-name="P5" draw:layer="layout" svg:width="1.103cm" svg:height="1.103cm" svg:x="0.777cm" svg:y="0.655cm" presentation:class="outline" presentation:user-transformed="true">
          <draw:text-box>
            <text:list text:style-name="L2">
              <text:list-header>
                <text:p text:style-name="P4"><text:span text:style-name="T3">01</text:span></text:p>
              </text:list-header>
            </text:list>
          </draw:text-box>
        </draw:frame>
        <draw:frame presentation:style-name="pr3" draw:text-style-name="P7" draw:layer="layout" svg:width="24.145cm" svg:height="1.23cm" svg:x="0.878cm" svg:y="1.793cm" presentation:class="outline" presentation:user-transformed="true">
          <draw:text-box>
            <text:list text:style-name="L3">
              <text:list-item>
                <text:p text:style-name="P6"><text:span text:style-name="T4">분석</text:span><text:span text:style-name="T5">-</text:span><text:span text:style-name="T5">삭제</text:span></text:p>
              </text:list-item>
            </text:list>
          </draw:text-box>
        </draw:frame>
        <draw:connector draw:name="꺾인 연결선 52" draw:style-name="gr27" draw:text-style-name="P19" draw:layer="layout" svg:x1="15.011cm" svg:y1="5.399cm" svg:x2="17.859cm" svg:y2="7.306cm" draw:end-shape="id12" draw:end-glue-point="3" svg:d="M15011 5399h1104v1907h1744" svg:viewBox="0 0 2849 1908">
          <text:p/>
        </draw:connector>
        <draw:connector draw:name="꺾인 연결선 54" draw:style-name="gr28" draw:text-style-name="P19" draw:layer="layout" svg:x1="17.845cm" svg:y1="8.553cm" svg:x2="14.808cm" svg:y2="10.501cm" draw:start-shape="id13" draw:start-glue-point="3" svg:d="M17845 8553h-1838v1948h-1199" svg:viewBox="0 0 3038 1949">
          <text:p/>
        </draw:connector>
        <draw:connector draw:name="직선 화살표 연결선 42" draw:style-name="gr29" draw:text-style-name="P19" draw:layer="layout" draw:type="line" svg:x1="1.498cm" svg:y1="7.042cm" svg:x2="15.711cm" svg:y2="6.843cm" svg:d="M1498 7042l14213-199" svg:viewBox="0 0 14214 200">
          <text:p/>
        </draw:connector>
        <draw:connector draw:name="직선 화살표 연결선 43" draw:style-name="gr30" draw:text-style-name="P19" draw:layer="layout" draw:type="line" svg:x1="6.689cm" svg:y1="9.666cm" svg:x2="15.725cm" svg:y2="7.818cm" svg:d="M6689 9666l9036-1848" svg:viewBox="0 0 9037 1849">
          <text:p/>
        </draw:connector>
        <draw:connector draw:name="직선 화살표 연결선 32" draw:style-name="gr31" draw:text-style-name="P19" draw:layer="layout" draw:type="line" svg:x1="3.209cm" svg:y1="12.859cm" svg:x2="11.611cm" svg:y2="12.822cm" svg:d="M3209 12859l8402-37" svg:viewBox="0 0 8403 38">
          <text:p/>
        </draw:connector>
        <draw:custom-shape draw:name="모서리가 둥근 직사각형 46" draw:style-name="gr32" draw:text-style-name="P36" draw:layer="layout" svg:width="6.529cm" svg:height="4.938cm" svg:x="0.871cm" svg:y="10.262cm">
          <text:list text:style-name="L5">
            <text:list-header>
              <text:p text:style-name="P35"><text:span text:style-name="T9">리스트 요청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7" draw:style-name="gr16" draw:text-style-name="P31" draw:layer="layout" svg:width="10.578cm" svg:height="0.819cm" svg:x="0.996cm" svg:y="13.472cm">
          <text:list text:style-name="L5">
            <text:list-header>
              <text:p text:style-name="P30"><text:span text:style-name="T13">http://localhost:8088/phonebook2/pbc?</text:span><text:span text:style-name="T21">action=list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그룹 6">
          <draw:custom-shape draw:name="직사각형 81" draw:style-name="gr7" draw:text-style-name="P9" draw:layer="layout" svg:width="3.977cm" svg:height="2.121cm" svg:x="12.57cm" svg:y="4.781cm">
            <text:list text:style-name="L5">
              <text:list-header>
                <text:p text:style-name="P8"><text:span text:style-name="T8">Request header</text:span></text:p>
              </text:list-header>
            </text:list>
            <text:list text:style-name="L4">
              <text:list-header>
                <text:p text:style-name="P8"><text:span text:style-name="T6"/></text:p>
              </text:list-header>
            </text:list>
            <text:list text:style-name="L7">
              <text:list-header>
                <text:p text:style-name="P8"><text:span text:style-name="T22">Request body</text:span></text:p>
                <text:p text:style-name="P8"><text:span text:style-name="T22">(</text:span><text:span text:style-name="T23">파라미터</text:span><text:span text:style-name="T22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직사각형 7" draw:style-name="gr3" draw:text-style-name="P11" draw:layer="layout" svg:width="3.238cm" svg:height="1.377cm" svg:x="12.347cm" svg:y="4.013cm">
            <text:list text:style-name="L5">
              <text:list-header>
                <text:p text:style-name="P10"><text:span text:style-name="T8">Rqeust(</text:span><text:span text:style-name="T9">요청</text:span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그룹 46">
          <draw:custom-shape draw:name="직사각형 84" draw:style-name="gr7" draw:text-style-name="P9" draw:layer="layout" svg:width="3.977cm" svg:height="2.586cm" svg:x="12.346cm" svg:y="10.405cm">
            <text:list text:style-name="L5">
              <text:list-header>
                <text:p text:style-name="P8"><text:span text:style-name="T13">Response</text:span><text:span text:style-name="T6"> header</text:span></text:p>
                <text:p text:style-name="P8"><text:span text:style-name="T13"/></text:p>
              </text:list-header>
            </text:list>
            <text:list text:style-name="L7">
              <text:list-header>
                <text:p text:style-name="P8"><text:span text:style-name="T24">Response </text:span><text:span text:style-name="T22">body</text:span><text:span text:style-name="T22"><text:line-break/></text:span><text:span text:style-name="T22">(</text:span><text:span text:style-name="T23">리다이렉트코드</text:span><text:span text:style-name="T22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직사각형 7" draw:style-name="gr3" draw:text-style-name="P11" draw:layer="layout" svg:width="3.738cm" svg:height="1.377cm" svg:x="12.123cm" svg:y="9.637cm">
            <text:list text:style-name="L5">
              <text:list-header>
                <text:p text:style-name="P10"><text:span text:style-name="T8">Response(</text:span><text:span text:style-name="T9">응답</text:span><text:span text:style-name="T8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직사각형 7" draw:style-name="gr16" draw:text-style-name="P31" draw:layer="layout" svg:width="8.157cm" svg:height="1.377cm" svg:x="0.879cm" svg:y="2.8cm">
          <text:list text:style-name="L5">
            <text:list-header>
              <text:p text:style-name="P30"><text:span text:style-name="T13">http://localhost:8088/phonebook2/pbc?action=dele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직사각형 79" draw:style-name="gr34" draw:text-style-name="P38" draw:layer="layout" svg:width="6.983cm" svg:height="0.853cm" svg:x="12.347cm" svg:y="3.4cm">
          <text:list text:style-name="L6">
            <text:list-header>
              <text:p text:style-name="P8"><text:span text:style-name="T25">action=delete</text:span><text:span text:style-name="T26">&amp;</text:span><text:span text:style-name="T27">personalId=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20.386cm" svg:height="11.14cm" svg:x="0.306cm" svg:y="2.225cm" draw:page-number="3" presentation:class="page"/>
          <draw:frame presentation:style-name="pr4" draw:text-style-name="P33" draw:layer="layout" svg:width="16.802cm" svg:height="13.367cm" svg:x="2.097cm" svg:y="14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modern" style:font-pitch="variable"/>
    <style:font-face style:name="굴림2" svg:font-family="굴림" style:font-family-generic="modern" style:font-pitch="variable"/>
    <style:font-face style:name="맑은 고딕" svg:font-family="'맑은 고딕'" style:font-family-generic="moder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Arrowhead_20_102" draw:display-name="Arrowhead 102" svg:viewBox="0 0 315 315" svg:d="M158 0l157 287-47 28-110-202-111 202-47-28z"/>
    <draw:marker draw:name="Arrowhead_20_105" draw:display-name="Arrowhead 105" svg:viewBox="0 0 315 315" svg:d="M158 0l157 287-47 28-110-202-111 202-47-28z"/>
    <draw:marker draw:name="Arrowhead_20_108" draw:display-name="Arrowhead 108" svg:viewBox="0 0 318 318" svg:d="M159 0l159 318h-318z"/>
    <draw:marker draw:name="Arrowhead_20_51" draw:display-name="Arrowhead 51" svg:viewBox="0 0 318 318" svg:d="M159 0l159 318h-318z"/>
    <draw:marker draw:name="Arrowhead_20_54" draw:display-name="Arrowhead 54" svg:viewBox="0 0 315 315" svg:d="M158 0l157 287-47 28-110-202-111 202-47-28z"/>
    <draw:marker draw:name="Arrowhead_20_57" draw:display-name="Arrowhead 57" svg:viewBox="0 0 315 315" svg:d="M158 0l157 287-47 28-110-202-111 202-47-28z"/>
    <draw:marker draw:name="Arrowhead_20_62" draw:display-name="Arrowhead 62" svg:viewBox="0 0 318 318" svg:d="M159 0l159 318h-318z"/>
    <draw:marker draw:name="Arrowhead_20_63" draw:display-name="Arrowhead 63" svg:viewBox="0 0 318 318" svg:d="M159 0l159 318h-318z"/>
    <draw:marker draw:name="Arrowhead_20_87" draw:display-name="Arrowhead 87" svg:viewBox="0 0 315 315" svg:d="M158 0l157 287-47 28-110-202-111 202-47-28z"/>
    <draw:marker draw:name="Arrowhead_20_90" draw:display-name="Arrowhead 90" svg:viewBox="0 0 315 315" svg:d="M158 0l157 287-47 28-110-202-111 202-47-28z"/>
    <draw:marker draw:name="Arrowhead_20_93" draw:display-name="Arrowhead 93" svg:viewBox="0 0 318 318" svg:d="M159 0l159 318h-318z"/>
    <draw:marker draw:name="Arrowhead_20_98" draw:display-name="Arrowhead 98" svg:viewBox="0 0 318 318" svg:d="M159 0l159 318h-318z"/>
    <draw:marker draw:name="Arrowhead_20_99" draw:display-name="Arrowhead 99" svg:viewBox="0 0 318 318" svg:d="M159 0l159 318h-318z"/>
    <draw:marker draw:name="msArrowEnd_20_5" draw:display-name="msArrowEnd 5" svg:viewBox="0 0 210 210" svg:d="M105 0l105 210h-210z"/>
    <draw:marker draw:name="msArrowOpenEnd_20_5" draw:display-name="msArrowOpenEnd 5" svg:viewBox="0 0 477 477" svg:d="M239 0l238 434-72 43-166-305-167 305-72-43z"/>
    <draw:stroke-dash draw:name="Dashed_20__28_var_29__20_1" draw:display-name="Dashed (var) 1" draw:style="rect" draw:dots1="1" draw:dots1-length="0.105cm" draw:distance="0.105cm"/>
    <draw:stroke-dash draw:name="Dashed_20__28_var_29__20_2" draw:display-name="Dashed (var) 2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제목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제목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1-notes" style:family="presentation">
      <style:graphic-properties draw:stroke="none" draw:fill="none">
        <text:list-style style:name="제목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28.1000003814697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28.1000003814697pt" style:font-style-asian="normal" style:font-weight-asian="normal" style:font-name-complex="맑은 고딕" style:font-family-complex="'맑은 고딕'" style:font-family-generic-complex="modern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제목1-outline1" style:family="presentation">
      <style:graphic-properties draw:stroke="none" draw:fill="none" draw:auto-grow-height="false" draw:fit-to-size="shrink-to-fit" style:shrink-to-fit="true">
        <text:list-style style:name="제목1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32pt" style:font-style-asian="normal" style:font-weight-asian="normal" style:font-name-complex="맑은 고딕" style:font-family-complex="'맑은 고딕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-outline2" style:family="presentation" style:parent-style-name="제목1-outline1">
      <style:graphic-properties>
        <text:list-style style:name="제목1-outline2">
          <text:list-level-style-bullet text:level="1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8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8pt" style:font-style-asian="normal" style:font-weight-asian="normal" style:font-name-complex="맑은 고딕" style:font-family-complex="'맑은 고딕'" style:font-family-generic-complex="modern" style:font-pitch-complex="variable" style:font-size-complex="28pt" style:font-style-complex="normal" style:font-weight-complex="normal" style:font-relief="none"/>
    </style:style>
    <style:style style:name="제목1-outline3" style:family="presentation" style:parent-style-name="제목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4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4pt" style:font-style-asian="normal" style:font-weight-asian="normal" style:font-name-complex="맑은 고딕" style:font-family-complex="'맑은 고딕'" style:font-family-generic-complex="modern" style:font-pitch-complex="variable" style:font-size-complex="24pt" style:font-style-complex="normal" style:font-weight-complex="normal" style:font-relief="none"/>
    </style:style>
    <style:style style:name="제목1-outline4" style:family="presentation" style:parent-style-name="제목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-outline5" style:family="presentation" style:parent-style-name="제목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-outline6" style:family="presentation" style:parent-style-name="제목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-outline7" style:family="presentation" style:parent-style-name="제목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-outline8" style:family="presentation" style:parent-style-name="제목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-outline9" style:family="presentation" style:parent-style-name="제목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-subtitle" style:family="presentation">
      <style:graphic-properties draw:stroke="none" draw:fill="none" draw:textarea-vertical-align="middle">
        <text:list-style style:name="제목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32pt" style:font-style-asian="normal" style:font-weight-asian="normal" style:font-name-complex="맑은 고딕" style:font-family-complex="'맑은 고딕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-title" style:family="presentation">
      <style:graphic-properties draw:stroke="none" draw:fill="none" draw:textarea-vertical-align="middle">
        <text:list-style style:name="제목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47.0999984741211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44pt" style:font-style-asian="normal" style:font-weight-asian="normal" style:font-name-complex="맑은 고딕" style:font-family-complex="'맑은 고딕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제목1_5f_-background" style:display-name="제목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제목1_5f_-backgroundobjects" style:display-name="제목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1_5f_-notes" style:display-name="제목1_-notes" style:family="presentation">
      <style:graphic-properties draw:stroke="none" draw:fill="none">
        <text:list-style style:name="제목1_5f_-notes" style:display-name="제목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28.1000003814697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28.1000003814697pt" style:font-style-asian="normal" style:font-weight-asian="normal" style:font-name-complex="맑은 고딕" style:font-family-complex="'맑은 고딕'" style:font-family-generic-complex="modern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제목1_5f_-outline1" style:display-name="제목1_-outline1" style:family="presentation">
      <style:graphic-properties draw:stroke="none" draw:fill="none" draw:auto-grow-height="false" draw:fit-to-size="shrink-to-fit" style:shrink-to-fit="true">
        <text:list-style style:name="제목1_5f_-outline1" style:display-name="제목1_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32pt" style:font-style-asian="normal" style:font-weight-asian="normal" style:font-name-complex="맑은 고딕" style:font-family-complex="'맑은 고딕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_5f_-outline2" style:display-name="제목1_-outline2" style:family="presentation" style:parent-style-name="제목1_5f_-outline1">
      <style:graphic-properties>
        <text:list-style style:name="제목1_5f_-outline2" style:display-name="제목1_-outline2">
          <text:list-level-style-bullet text:level="1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8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8pt" style:font-style-asian="normal" style:font-weight-asian="normal" style:font-name-complex="맑은 고딕" style:font-family-complex="'맑은 고딕'" style:font-family-generic-complex="modern" style:font-pitch-complex="variable" style:font-size-complex="28pt" style:font-style-complex="normal" style:font-weight-complex="normal" style:font-relief="none"/>
    </style:style>
    <style:style style:name="제목1_5f_-outline3" style:display-name="제목1_-outline3" style:family="presentation" style:parent-style-name="제목1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4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4pt" style:font-style-asian="normal" style:font-weight-asian="normal" style:font-name-complex="맑은 고딕" style:font-family-complex="'맑은 고딕'" style:font-family-generic-complex="modern" style:font-pitch-complex="variable" style:font-size-complex="24pt" style:font-style-complex="normal" style:font-weight-complex="normal" style:font-relief="none"/>
    </style:style>
    <style:style style:name="제목1_5f_-outline4" style:display-name="제목1_-outline4" style:family="presentation" style:parent-style-name="제목1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_5f_-outline5" style:display-name="제목1_-outline5" style:family="presentation" style:parent-style-name="제목1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_5f_-outline6" style:display-name="제목1_-outline6" style:family="presentation" style:parent-style-name="제목1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_5f_-outline7" style:display-name="제목1_-outline7" style:family="presentation" style:parent-style-name="제목1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_5f_-outline8" style:display-name="제목1_-outline8" style:family="presentation" style:parent-style-name="제목1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_5f_-outline9" style:display-name="제목1_-outline9" style:family="presentation" style:parent-style-name="제목1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맑은 고딕" fo:font-family="'맑은 고딕'" style:font-family-generic="modern" style:font-pitch="variable" fo:font-size="20pt" fo:font-style="normal" fo:text-shadow="none" style:text-underline-style="none" fo:font-weight="normal" style:font-name-asian="맑은 고딕" style:font-family-asian="'맑은 고딕'" style:font-family-generic-asian="modern" style:font-pitch-asian="variable" style:font-size-asian="20pt" style:font-style-asian="normal" style:font-weight-asian="normal" style:font-name-complex="맑은 고딕" style:font-family-complex="'맑은 고딕'" style:font-family-generic-complex="modern" style:font-pitch-complex="variable" style:font-size-complex="20pt" style:font-style-complex="normal" style:font-weight-complex="normal" style:font-relief="none"/>
    </style:style>
    <style:style style:name="제목1_5f_-subtitle" style:display-name="제목1_-subtitle" style:family="presentation">
      <style:graphic-properties draw:stroke="none" draw:fill="none" draw:textarea-vertical-align="middle">
        <text:list-style style:name="제목1_5f_-subtitle" style:display-name="제목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32pt" style:font-style-asian="normal" style:font-weight-asian="normal" style:font-name-complex="맑은 고딕" style:font-family-complex="'맑은 고딕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_5f_-title" style:display-name="제목1_-title" style:family="presentation">
      <style:graphic-properties draw:stroke="none" draw:fill="none" draw:textarea-vertical-align="middle">
        <text:list-style style:name="제목1_5f_-title" style:display-name="제목1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50.2999992370606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modern" style:font-pitch-asian="variable" style:font-size-asian="44pt" style:font-style-asian="normal" style:font-weight-asian="normal" style:font-name-complex="맑은 고딕" style:font-family-complex="'맑은 고딕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9bbb5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2cm" fo:padding-bottom="0.2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2cm" fo:padding-bottom="0.2cm" fo:padding-left="0.25cm" fo:padding-right="0.25cm" fo:wrap-option="wrap" draw:shadow-color="#808080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제목1-backgroundobjects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.134cm" fo:padding-bottom="0.134cm" fo:padding-left="0.268cm" fo:padding-right="0.268cm" fo:wrap-option="wrap" draw:shadow-color="#808080"/>
    </style:style>
    <style:style style:name="Mpr5" style:family="presentation" style:parent-style-name="제목1-backgroundobjects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.134cm" fo:padding-bottom="0.134cm" fo:padding-left="0.268cm" fo:padding-right="0.268cm" fo:wrap-option="wrap" draw:shadow-color="#808080"/>
    </style:style>
    <style:style style:name="Mpr6" style:family="presentation" style:parent-style-name="제목1_5f_-backgroundobjects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.134cm" fo:padding-bottom="0.134cm" fo:padding-left="0.268cm" fo:padding-right="0.268cm" fo:wrap-option="wrap" draw:shadow-color="#808080"/>
    </style:style>
    <style:style style:name="Mpr7" style:family="presentation" style:parent-style-name="제목1_5f_-backgroundobjects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.134cm" fo:padding-bottom="0.134cm" fo:padding-left="0.268cm" fo:padding-right="0.26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  <style:text-properties fo:font-size="19.7999992370605p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70c0" style:font-name="HY견고딕" fo:font-size="12pt" fo:language="en" fo:country="US" style:font-name-asian="HY견고딕" style:font-size-asian="12pt" style:language-asian="en" style:country-asian="US" style:font-name-complex="HY견고딕" style:font-size-complex="12pt" style:language-complex="en" style:country-complex="US"/>
    </style:style>
    <style:style style:name="MT2" style:family="text">
      <style:text-properties fo:color="#7f7f7f" style:font-name="HY견고딕" fo:font-size="12pt" fo:language="en" fo:country="US" style:font-name-asian="HY견고딕" style:font-size-asian="12pt" style:language-asian="en" style:country-asian="US" style:font-name-complex="HY견고딕" style:font-size-complex="12pt" style:language-complex="en" style:country-complex="US"/>
    </style:style>
    <style:style style:name="MT3" style:family="text">
      <style:text-properties style:font-name="HY견고딕" fo:font-size="12pt" fo:language="en" fo:country="US" style:font-name-asian="HY견고딕" style:font-size-asian="12pt" style:language-asian="en" style:country-asian="US" style:font-name-complex="HY견고딕" style:font-size-complex="12pt" style:language-complex="en" style:country-complex="US"/>
    </style:style>
    <style:style style:name="MT4" style:family="text">
      <style:text-properties fo:color="#77933c" style:font-name="HY견고딕" fo:font-size="12pt" fo:language="en" fo:country="US" style:font-name-asian="HY견고딕" style:font-size-asian="12pt" style:language-asian="en" style:country-asian="US" style:font-name-complex="HY견고딕" style:font-size-complex="12pt" style:language-complex="en" style:country-complex="US"/>
    </style:style>
    <style:style style:name="MT5" style:family="text">
      <style:text-properties fo:font-size="13pt" fo:language="ko" fo:country="KR" style:font-name-asian="맑은 고딕" style:font-size-asian="13pt" style:language-asian="ko" style:country-asian="KR" style:font-name-complex="맑은 고딕" style:font-size-complex="13pt" style:language-complex="ko" style:country-complex="K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맑은 고딕" fo:color="#000000" fo:font-size="100%"/>
      </text:list-level-style-bullet>
      <text:list-level-style-bullet text:level="3" text:bullet-char="•">
        <style:list-level-properties text:space-before="2.54cm"/>
        <style:text-properties style:font-name="맑은 고딕" fo:color="#000000" fo:font-size="100%"/>
      </text:list-level-style-bullet>
      <text:list-level-style-bullet text:level="4" text:bullet-char="•">
        <style:list-level-properties text:space-before="3.81cm"/>
        <style:text-properties style:font-name="맑은 고딕" fo:color="#000000" fo:font-size="100%"/>
      </text:list-level-style-bullet>
      <text:list-level-style-bullet text:level="5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6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7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8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9" text:bullet-char="•">
        <style:list-level-properties text:space-before="5.08cm"/>
        <style:text-properties style:font-name="맑은 고딕" fo:color="#000000" fo:font-size="100%"/>
      </text:list-level-style-bullet>
      <text:list-level-style-bullet text:level="10" text:bullet-char="•">
        <style:list-level-properties text:space-before="5.08cm"/>
        <style:text-properties style:font-name="맑은 고딕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제목1" style:page-layout-name="PM1" draw:style-name="Mdp2">
      <draw:line draw:name="직선 연결선 1" draw:style-name="Mgr3" draw:text-style-name="MP7" draw:layer="backgroundobjects" svg:x1="27.337cm" svg:y1="1.239cm" svg:x2="1.982cm" svg:y2="1.239cm">
        <text:p/>
      </draw:line>
      <draw:custom-shape draw:name="TextBox 2" draw:style-name="Mgr4" draw:text-style-name="MP9" draw:layer="backgroundobjects" svg:width="4.302cm" svg:height="0.908cm" svg:x="23.27cm" svg:y="0.32cm">
        <text:list text:style-name="ML3">
          <text:list-header>
            <text:p text:style-name="MP8"><text:span text:style-name="MT1">jsp <text:s/></text:span><text:span text:style-name="MT2">&amp;</text:span><text:span text:style-name="MT3"> </text:span><text:span text:style-name="MT4">Servle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10" draw:layer="backgroundobjects" svg:width="21cm" svg:height="29.7cm" svg:x="0cm" svg:y="0cm">
          <text:p/>
        </draw:rect>
        <draw:frame presentation:style-name="Mpr4" draw:text-style-name="MP11" draw:layer="backgroundobjects" svg:width="9.1cm" svg:height="1.486cm" svg:x="0cm" svg:y="-0.001cm" presentation:class="header">
          <draw:text-box>
            <text:p/>
          </draw:text-box>
        </draw:frame>
        <draw:frame presentation:style-name="Mpr4" draw:text-style-name="MP13" draw:layer="backgroundobjects" svg:width="9.1cm" svg:height="1.486cm" svg:x="11.891cm" svg:y="-0.001cm" presentation:class="date-time">
          <draw:text-box>
            <text:list text:style-name="ML2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page-thumbnail presentation:style-name="제목1-title" draw:layer="backgroundobjects" svg:width="20.385cm" svg:height="11.14cm" svg:x="0.306cm" svg:y="2.225cm" presentation:class="page"/>
        <draw:frame presentation:style-name="제목1-notes" draw:layer="backgroundobjects" svg:width="16.802cm" svg:height="13.367cm" svg:x="2.097cm" svg:y="14.105cm" presentation:class="notes" presentation:placeholder="true">
          <draw:text-box/>
        </draw:frame>
        <draw:frame presentation:style-name="Mpr5" draw:text-style-name="MP11" draw:layer="backgroundobjects" svg:width="9.1cm" svg:height="1.486cm" svg:x="0cm" svg:y="28.206cm" presentation:class="footer">
          <draw:text-box>
            <text:p/>
          </draw:text-box>
        </draw:frame>
        <draw:frame presentation:style-name="Mpr5" draw:text-style-name="MP13" draw:layer="backgroundobjects" svg:width="9.1cm" svg:height="1.486cm" svg:x="11.891cm" svg:y="28.206cm" presentation:class="page-number">
          <draw:text-box>
            <text:list text:style-name="ML2">
              <text:list-header>
                <text:p text:style-name="MP12"><text:span text:style-name="MT5"><text:page-number>&lt;숫자&gt;</text:page-number></text:span></text:p>
              </text:list-header>
            </text:list>
          </draw:text-box>
        </draw:frame>
      </presentation:notes>
    </style:master-page>
    <style:master-page style:name="제목1_5f_" style:display-name="제목1_" style:page-layout-name="PM1" draw:style-name="Mdp2">
      <draw:line draw:name="직선 연결선 1" draw:style-name="Mgr3" draw:text-style-name="MP7" draw:layer="backgroundobjects" svg:x1="27.337cm" svg:y1="1.239cm" svg:x2="1.982cm" svg:y2="1.239cm">
        <text:p/>
      </draw:line>
      <draw:custom-shape draw:name="TextBox 2" draw:style-name="Mgr6" draw:text-style-name="MP9" draw:layer="backgroundobjects" svg:width="4.302cm" svg:height="0.908cm" svg:x="23.27cm" svg:y="0.32cm">
        <text:list text:style-name="ML3">
          <text:list-header>
            <text:p text:style-name="MP8"><text:span text:style-name="MT1">jsp <text:s/></text:span><text:span text:style-name="MT2">&amp;</text:span><text:span text:style-name="MT3"> </text:span><text:span text:style-name="MT4">Servle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10" draw:layer="backgroundobjects" svg:width="21cm" svg:height="29.7cm" svg:x="0cm" svg:y="0cm">
          <text:p/>
        </draw:rect>
        <draw:frame presentation:style-name="Mpr6" draw:text-style-name="MP11" draw:layer="backgroundobjects" svg:width="9.1cm" svg:height="1.486cm" svg:x="0cm" svg:y="-0.001cm" presentation:class="header">
          <draw:text-box>
            <text:p/>
          </draw:text-box>
        </draw:frame>
        <draw:frame presentation:style-name="Mpr6" draw:text-style-name="MP13" draw:layer="backgroundobjects" svg:width="9.1cm" svg:height="1.486cm" svg:x="11.891cm" svg:y="-0.001cm" presentation:class="date-time">
          <draw:text-box>
            <text:list text:style-name="ML2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page-thumbnail presentation:style-name="제목1_5f_-title" draw:layer="backgroundobjects" svg:width="20.385cm" svg:height="11.14cm" svg:x="0.306cm" svg:y="2.225cm" presentation:class="page"/>
        <draw:frame presentation:style-name="제목1_5f_-notes" draw:layer="backgroundobjects" svg:width="16.802cm" svg:height="13.367cm" svg:x="2.097cm" svg:y="14.105cm" presentation:class="notes" presentation:placeholder="true">
          <draw:text-box/>
        </draw:frame>
        <draw:frame presentation:style-name="Mpr7" draw:text-style-name="MP11" draw:layer="backgroundobjects" svg:width="9.1cm" svg:height="1.486cm" svg:x="0cm" svg:y="28.206cm" presentation:class="footer">
          <draw:text-box>
            <text:p/>
          </draw:text-box>
        </draw:frame>
        <draw:frame presentation:style-name="Mpr7" draw:text-style-name="MP13" draw:layer="backgroundobjects" svg:width="9.1cm" svg:height="1.486cm" svg:x="11.891cm" svg:y="28.206cm" presentation:class="page-number">
          <draw:text-box>
            <text:list text:style-name="ML2">
              <text:list-header>
                <text:p text:style-name="MP12"><text:span text:style-name="MT5"><text:page-number>&lt;숫자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6:37:36.523000000</meta:creation-date>
    <dc:date>2021-01-07T21:05:40.371000000</dc:date>
    <meta:editing-duration>PT9M44S</meta:editing-duration>
    <meta:editing-cycles>2</meta:editing-cycles>
    <meta:generator>Neat_Office/6.2.8.2$Windows_x86 LibreOffice_project/</meta:generator>
    <meta:document-statistic meta:object-count="149"/>
  </office:meta>
</office:document-meta>
</file>